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7.536cm"/>
      <style:paragraph-properties style:writing-mode="lr-tb"/>
    </style:style>
    <style:style style:name="gr3" style:family="graphic" style:parent-style-name="Default_5f_1">
      <style:graphic-properties draw:stroke="none" draw:fill="none" fo:min-height="11.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5cm" fo:min-width="3.5cm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7" style:family="graphic" style:parent-style-name="Object_20_without_20_fill_5f_1">
      <style:graphic-properties svg:stroke-color="#3465a4" draw:fill="none" draw:textarea-vertical-align="middle"/>
    </style:style>
    <style:style style:name="gr8" style:family="graphic" style:parent-style-name="Object_20_without_20_fill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0.694cm" fo:min-width="0cm"/>
    </style:style>
    <style:style style:name="gr11" style:family="graphic" style:parent-style-name="Default_5f_1">
      <style:graphic-properties draw:stroke="none" draw:fill="none" fo:min-height="6.361cm"/>
      <style:paragraph-properties style:writing-mode="lr-tb"/>
    </style:style>
    <style:style style:name="gr12" style:family="graphic" style:parent-style-name="Default_5f_1">
      <style:graphic-properties draw:stroke="none" draw:fill="none" fo:min-height="6.772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0.05cm" fo:min-width="0.955cm"/>
    </style:style>
    <style:style style:name="gr14" style:family="graphic" style:parent-style-name="Default_5f_1">
      <style:graphic-properties draw:stroke="none" draw:fill="none" fo:min-height="5.831cm"/>
      <style:paragraph-properties style:writing-mode="lr-tb"/>
    </style:style>
    <style:style style:name="gr15" style:family="graphic" style:parent-style-name="Default_5f_1">
      <style:graphic-properties draw:stroke="none" draw:fill="none" fo:min-height="5.301cm"/>
      <style:paragraph-properties style:writing-mode="lr-tb"/>
    </style:style>
    <style:style style:name="gr16" style:family="graphic" style:parent-style-name="Default_5f_1">
      <style:graphic-properties draw:stroke="none" draw:fill="none" fo:min-height="6.337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5cm" fo:min-width="3.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694cm" fo:min-width="0cm"/>
    </style:style>
    <style:style style:name="gr25" style:family="graphic" style:parent-style-name="standard">
      <style:graphic-properties draw:stroke="none" draw:fill="none" fo:min-height="5.831cm"/>
      <style:paragraph-properties style:writing-mode="lr-tb"/>
    </style:style>
    <style:style style:name="gr26" style:family="graphic" style:parent-style-name="standard">
      <style:graphic-properties draw:stroke="none" draw:fill="none" fo:min-height="7.0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">
      <style:graphic-properties draw:stroke="none" draw:fill="none" fo:min-height="7.067cm"/>
      <style:paragraph-properties style:writing-mode="lr-tb"/>
    </style:style>
    <style:style style:name="gr29" style:family="graphic" style:parent-style-name="standard">
      <style:graphic-properties draw:stroke="none" draw:fill="none" fo:min-height="7.9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pr1" style:family="presentation" style:parent-style-name="simple-abhijit-notes">
      <style:graphic-properties draw:fill-color="#ffffff" fo:min-height="13.364cm"/>
      <style:paragraph-properties style:writing-mode="lr-tb"/>
    </style:style>
    <style:style style:name="pr2" style:family="presentation" style:parent-style-name="simple-abhijit-title">
      <style:graphic-properties fo:min-height="2.63cm"/>
      <style:paragraph-properties style:writing-mode="lr-tb"/>
    </style:style>
    <style:style style:name="pr3" style:family="presentation" style:parent-style-name="simple-abhijit-outline1">
      <style:graphic-properties fo:min-height="11.9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3.5pt"/>
    </style:style>
    <style:style style:name="P4" style:family="paragraph">
      <loext:graphic-properties draw:fill="none"/>
      <style:paragraph-properties style:writing-mode="lr-tb"/>
      <style:text-properties fo:font-size="13.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fill="none"/>
      <style:paragraph-properties fo:text-align="center" style:writing-mode="lr-tb"/>
      <style:text-properties fo:font-size="13.5pt"/>
    </style:style>
    <style:style style:name="P9" style:family="paragraph">
      <style:paragraph-properties fo:text-align="center" style:writing-mode="lr-tb"/>
      <style:text-properties fo:font-size="10.5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0.5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2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2pt" style:font-size-asian="16pt" style:font-size-complex="16pt"/>
    </style:style>
    <style:style style:name="P16" style:family="paragraph">
      <loext:graphic-properties draw:fill="none"/>
      <style:paragraph-properties style:writing-mode="lr-tb"/>
      <style:text-properties style:use-window-font-color="true" fo:font-size="13.5pt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color="#008080" fo:font-size="13.5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000080" fo:font-size="18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.5pt"/>
    </style:style>
    <style:style style:name="P20" style:family="paragraph">
      <style:paragraph-properties fo:text-align="center" style:writing-mode="lr-tb"/>
      <style:text-properties fo:color="#ce181e" fo:font-size="13.5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ce181e" fo:font-size="13.5pt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style:use-window-font-color="true" fo:font-size="13.5pt"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style:use-window-font-color="true" fo:font-size="13.5pt" fo:font-weight="bold" style:font-weight-asian="bold" style:font-weight-complex="bold"/>
    </style:style>
    <style:style style:name="P24" style:family="paragraph">
      <style:paragraph-properties style:writing-mode="lr-tb"/>
    </style:style>
    <style:style style:name="T1" style:family="text">
      <style:text-properties fo:font-size="13.5pt" fo:font-weight="bold" style:font-weight-asian="bold" style:font-weight-complex="bold"/>
    </style:style>
    <style:style style:name="T2" style:family="text">
      <style:text-properties fo:color="#ce181e" fo:font-size="13.5pt" fo:font-weight="bold" style:font-weight-asian="bold" style:font-weight-complex="bold"/>
    </style:style>
    <style:style style:name="T3" style:family="text">
      <style:text-properties fo:font-size="13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e181e" fo:font-size="13.5pt" fo:font-style="italic" fo:font-weight="bold" style:font-weight-asian="bold" style:font-weight-complex="bold"/>
    </style:style>
    <style:style style:name="T6" style:family="text">
      <style:text-properties style:use-window-font-color="true" fo:font-size="13.5pt" fo:font-weight="bold" style:font-weight-asian="bold" style:font-weight-complex="bold"/>
    </style:style>
    <style:style style:name="T7" style:family="text">
      <style:text-properties style:use-window-font-color="true" fo:font-size="13.5pt" fo:font-weight="normal" style:font-weight-asian="normal" style:font-weight-complex="normal"/>
    </style:style>
    <style:style style:name="T8" style:family="text">
      <style:text-properties fo:color="#ce181e" fo:font-size="13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808000" fo:font-size="13.5pt" fo:font-weight="bold" style:font-weight-asian="bold" style:font-weight-complex="bold"/>
    </style:style>
    <style:style style:name="T11" style:family="text">
      <style:text-properties fo:color="#808000" fo:font-size="13.5pt"/>
    </style:style>
    <style:style style:name="T12" style:family="text">
      <style:text-properties fo:color="#008080" fo:font-size="13.5pt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ce181e" style:font-name="Courier1" fo:font-size="13.5pt" fo:font-weight="bold" style:font-weight-asian="bold" style:font-weight-complex="bold"/>
    </style:style>
    <style:style style:name="T16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font-name="Courier1" fo:font-size="13.5pt" fo:font-weight="bold" style:font-weight-asian="bold" style:font-weight-complex="bold"/>
    </style:style>
    <style:style style:name="T19" style:family="text">
      <style:text-properties style:use-window-font-color="true" style:font-name="Courier1" fo:font-size="13.5pt" fo:font-weight="normal" style:font-weight-asian="normal" style:font-weight-complex="normal"/>
    </style:style>
    <style:style style:name="T20" style:family="text">
      <style:text-properties fo:color="#dd4814" fo:font-size="13.5pt" fo:font-weight="bold" style:font-weight-asian="bold" style:font-weight-complex="bold"/>
    </style:style>
    <style:style style:name="T21" style:family="text">
      <style:text-properties fo:color="#0000ff" fo:font-size="13.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draw:style-name="gr1" draw:text-style-name="P1" draw:layer="layout" svg:width="26.4cm" svg:height="1.255cm" svg:x="1cm" svg:y="0.6cm">
          <draw:text-box>
            <text:p><text:span text:style-name="T1">Let’s see a demo of how the stack is built and destroyed during function calls, on a Linux machine using GCC. </text:span></text:p>
          </draw:text-box>
        </draw:frame>
        <draw:frame draw:style-name="gr2" draw:text-style-name="P3" draw:layer="layout" svg:width="12cm" svg:height="17.786cm" svg:x="1.2cm" svg:y="2.1cm">
          <draw:text-box>
            <text:p><text:span text:style-name="T2">Consider this C code</text:span></text:p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  <text:p><text:span text:style-name="T3"/></text:p>
            <text:p><text:span text:style-name="T2">Translated to assembly as:</text:span></text:p>
            <text:p text:style-name="P2"><text:span text:style-name="T2">add:</text:span></text:p>
            <text:p text:style-name="P2"><text:span text:style-name="T3"><text:s text:c="8"/></text:span><text:span text:style-name="T3">pushl <text:s text:c="2"/>%ebp</text:span></text:p>
            <text:p text:style-name="P2"><text:span text:style-name="T3"><text:s text:c="8"/></text:span><text:span text:style-name="T3">movl <text:s text:c="3"/>%esp, %ebp</text:span></text:p>
            <text:p text:style-name="P2"><text:span text:style-name="T3"><text:s text:c="8"/></text:span><text:span text:style-name="T3">subl <text:s text:c="3"/>$16, %esp</text:span></text:p>
            <text:p text:style-name="P2"><text:span text:style-name="T3"><text:s text:c="8"/></text:span><text:span text:style-name="T3">movl <text:s text:c="3"/>8(%ebp), %edx</text:span></text:p>
            <text:p text:style-name="P2"><text:span text:style-name="T3"><text:s text:c="8"/></text:span><text:span text:style-name="T3">movl <text:s text:c="3"/>12(%ebp), %eax</text:span></text:p>
            <text:p text:style-name="P2"><text:span text:style-name="T3"><text:s text:c="8"/></text:span><text:span text:style-name="T3">addl <text:s text:c="3"/>%edx, %eax</text:span></text:p>
            <text:p text:style-name="P2"><text:span text:style-name="T3"><text:s text:c="8"/></text:span><text:span text:style-name="T3">movl <text:s text:c="3"/>%eax, -4(%ebp)</text:span></text:p>
            <text:p text:style-name="P2"><text:span text:style-name="T3"><text:s text:c="8"/></text:span><text:span text:style-name="T3">movl <text:s text:c="3"/>-4(%ebp), %eax</text:span></text:p>
            <text:p text:style-name="P2"><text:span text:style-name="T3"><text:s text:c="8"/></text:span><text:span text:style-name="T3">leave</text:span></text:p>
            <text:p><text:span text:style-name="T3"><text:s text:c="8"/></text:span><text:span text:style-name="T3">ret</text:span></text:p>
            <text:p><text:span text:style-name="T3"/></text:p>
          </draw:text-box>
        </draw:frame>
        <draw:frame draw:style-name="gr3" draw:text-style-name="P4" draw:layer="layout" svg:width="10.6cm" svg:height="11.92cm" svg:x="15cm" svg:y="2.85cm">
          <draw:text-box>
            <text:p><text:span text:style-name="T2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  <text:p><text:span text:style-name="T3"><text:s text:c="8"/></text:span><text:span text:style-name="T3">addl <text:s text:c="3"/>$16, %esp</text:span></text:p>
            <text:p><text:span text:style-name="T3"><text:s text:c="8"/></text:span><text:span text:style-name="T3">movl <text:s text:c="3"/>%eax, -16(%ebp)</text:span></text:p>
            <text:p><text:span text:style-name="T3"><text:s text:c="8"/></text:span><text:span text:style-name="T3">movl <text:s text:c="3"/>8(%ebp), %eax</text:span></text:p>
            <text:p><text:span text:style-name="T3"><text:s text:c="8"/></text:span><text:span text:style-name="T3">imull <text:s text:c="2"/>12(%ebp), %eax</text:span></text:p>
            <text:p><text:span text:style-name="T3"><text:s text:c="8"/></text:span><text:span text:style-name="T3">movl <text:s text:c="3"/>%eax, %edx</text:span></text:p>
            <text:p><text:span text:style-name="T3"><text:s text:c="8"/></text:span><text:span text:style-name="T3">movl <text:s text:c="3"/>-16(%ebp), %eax</text:span></text:p>
            <text:p><text:span text:style-name="T3"><text:s text:c="8"/></text:span><text:span text:style-name="T3">addl <text:s text:c="3"/>%edx, %eax</text:span></text:p>
            <text:p><text:span text:style-name="T3"><text:s text:c="8"/></text:span><text:span text:style-name="T3">movl <text:s text:c="3"/>%eax, -12(%ebp)</text:span></text:p>
            <text:p><text:span text:style-name="T3"><text:s text:c="8"/></text:span><text:span text:style-name="T3">movl <text:s text:c="3"/>-12(%ebp), %eax</text:span></text:p>
            <text:p><text:span text:style-name="T3"><text:s text:c="8"/></text:span><text:span text:style-name="T3">leave</text:span></text:p>
            <text:p><text:span text:style-name="T3"><text:s text:c="8"/></text:span><text:span text:style-name="T3">ret</text:span></text:p>
            <text:p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</text:span><text:span text:style-name="T4">ddr </text:span><text:span text:style-name="T4">main(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7.95cm" svg:x2="8.2cm" svg:y2="6.9cm">
          <text:p/>
        </draw:line>
        <draw:line draw:style-name="gr8" draw:text-style-name="P6" draw:layer="layout" svg:x1="11.6cm" svg:y1="5.85cm" svg:x2="8.2cm" svg:y2="4.65cm">
          <text:p/>
        </draw:line>
        <draw:frame draw:style-name="gr9" draw:text-style-name="P1" draw:layer="layout" svg:width="2.2cm" svg:height="0.781cm" svg:x="11.5cm" svg:y="5.62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7.528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2cm" svg:y="1.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.8cm" svg:y="2.2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1" draw:text-style-name="P4" draw:layer="layout" svg:width="8.075cm" svg:height="6.611cm" svg:x="17.8cm" svg:y="0.6cm">
          <draw:text-box>
            <text:p><text:span text:style-name="T5">/* Control is here </text:span><text:span text:style-name="T2">*/</text:span></text:p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2" draw:text-style-name="P4" draw:layer="layout" svg:width="8.338cm" svg:height="7.022cm" svg:x="17.262cm" svg:y="7.5cm">
          <draw:text-box>
            <text:p><text:span text:style-name="T5">* Control is here </text:span><text:span text:style-name="T2">*/</text:span></text:p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13" draw:text-style-name="P13" draw:layer="layout" svg:width="1.662cm" svg:height="0.6cm" svg:x="15.6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8.7cm" svg:x2="8.2cm" svg:y2="7.65cm">
          <text:p/>
        </draw:line>
        <draw:line draw:style-name="gr8" draw:text-style-name="P6" draw:layer="layout" svg:x1="11.6cm" svg:y1="8.1cm" svg:x2="8.2cm" svg:y2="4.65cm">
          <text:p/>
        </draw:line>
        <draw:frame draw:style-name="gr9" draw:text-style-name="P1" draw:layer="layout" svg:width="2.2cm" svg:height="0.781cm" svg:x="11.8cm" svg:y="7.8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8.503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/></text:span><text:span text:style-name="T6"><text:s text:c="7"/></text:span><text:span text:style-name="T6">movl <text:s text:c="3"/>%esp, %ebp </text:span></text:p>
            <text:p><text:span text:style-name="T6"><text:s text:c="8"/></text:span><text:span text:style-name="T6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9.75cm" svg:x2="8.2cm" svg:y2="7.6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9.6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 text:c="8"/></text:span><text:span text:style-name="T2">movl <text:s text:c="3"/>%esp, %ebp </text:span></text:p>
            <text:p><text:span text:style-name="T7"><text:s text:c="8"/></text:span><text:span text:style-name="T7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2.45cm" svg:x2="8.2cm" svg:y2="11.4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2.028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 text:c="8"/></text:span><text:span text:style-name="T2">movl <text:s text:c="3"/>%esp, %ebp </text:span></text:p>
            <text:p><text:span text:style-name="T2"><text:s text:c="8"/></text:span><text:span text:style-name="T2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1.325cm">
          <text:p text:style-name="P7"><text:span text:style-name="T3">d = 20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3.125cm" svg:x2="8.2cm" svg:y2="12.07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2.703cm">
          <draw:text-box>
            <text:p><text:span text:style-name="T1">esp</text:span></text:p>
          </draw:text-box>
        </draw:frame>
        <draw:line draw:style-name="gr7" draw:text-style-name="P6" draw:layer="layout" svg:x1="4.2cm" svg:y1="9.15cm" svg:x2="4.2cm" svg:y2="10.65cm">
          <text:p/>
        </draw:line>
        <draw:line draw:style-name="gr7" draw:text-style-name="P6" draw:layer="layout" svg:x1="8.2cm" svg:y1="9.15cm" svg:x2="8.2cm" svg:y2="10.65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0.57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6" draw:text-style-name="P4" draw:layer="layout" svg:width="8.999cm" svg:height="6.587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</text:span><text:span text:style-name="T2">d = 20, e = 30</text:span><text:span text:style-name="T3">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6" draw:text-style-name="P4" draw:layer="layout" svg:width="9.537cm" svg:height="6.587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6"/></text:span><text:span text:style-name="T8"><text:s/></text:span><text:span text:style-name="T2"><text:s/></text:span><text:span text:style-name="T2">movl <text:s text:c="3"/>$20, -24(%ebp)</text:span></text:p>
            <text:p><text:span text:style-name="T2"><text:s text:c="8"/></text:span><text:span text:style-name="T2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2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7cm" svg:x2="8.2cm" svg:y2="13.6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4.4cm">
          <draw:text-box>
            <text:p><text:span text:style-name="T1">esp</text:span></text:p>
          </draw:text-box>
        </draw:frame>
        <draw:line draw:style-name="gr7" draw:text-style-name="P6" draw:layer="layout" svg:x1="4.2cm" svg:y1="10.65cm" svg:x2="4.2cm" svg:y2="12.15cm">
          <text:p/>
        </draw:line>
        <draw:line draw:style-name="gr7" draw:text-style-name="P6" draw:layer="layout" svg:x1="8.2cm" svg:y1="10.65cm" svg:x2="8.2cm" svg:y2="12.15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.2cm" svg:y="10.6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1.4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2"><text:s text:c="8"/></text:span><text:span text:style-name="T2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8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2.5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3.3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8cm" svg:y1="12.6cm" svg:x2="8cm" svg:y2="11.55cm">
          <text:p/>
        </draw:line>
        <draw:line draw:style-name="gr8" draw:text-style-name="P6" draw:layer="layout" svg:x1="11.4cm" svg:y1="5.25cm" svg:x2="8cm" svg:y2="4.05cm">
          <text:p/>
        </draw:line>
        <draw:frame draw:style-name="gr9" draw:text-style-name="P1" draw:layer="layout" svg:width="2.2cm" svg:height="0.781cm" svg:x="11.6cm" svg:y="4.9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2.3cm">
          <draw:text-box>
            <text:p><text:span text:style-name="T1">esp</text:span></text:p>
          </draw:text-box>
        </draw:frame>
        <draw:line draw:style-name="gr7" draw:text-style-name="P6" draw:layer="layout" svg:x1="4cm" svg:y1="7.05cm" svg:x2="4cm" svg:y2="8.55cm">
          <text:p/>
        </draw:line>
        <draw:line draw:style-name="gr7" draw:text-style-name="P6" draw:layer="layout" svg:x1="8cm" svg:y1="7.05cm" svg:x2="8cm" svg:y2="8.55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7.0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8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7"><text:s text:c="8"/></text:span><text:span text:style-name="T7">subl <text:s text:c="3"/>$8, %esp</text:span></text:p>
            <text:p><text:span text:style-name="T3"><text:s text:c="2"/></text:span><text:span text:style-name="T2"><text:s text:c="6"/></text:span><text:span text:style-name="T2">pushl <text:s text:c="2"/>-20(%ebp)</text:span></text:p>
            <text:p><text:span text:style-name="T2"><text:s text:c="8"/></text:span><text:span text:style-name="T2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3.6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8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8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2.5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3.3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8cm" svg:y1="13.275cm" svg:x2="8cm" svg:y2="12.225cm">
          <text:p/>
        </draw:line>
        <draw:line draw:style-name="gr8" draw:text-style-name="P6" draw:layer="layout" svg:x1="11.4cm" svg:y1="5.25cm" svg:x2="8cm" svg:y2="4.05cm">
          <text:p/>
        </draw:line>
        <draw:frame draw:style-name="gr9" draw:text-style-name="P1" draw:layer="layout" svg:width="2.2cm" svg:height="0.781cm" svg:x="11.6cm" svg:y="4.9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2.975cm">
          <draw:text-box>
            <text:p><text:span text:style-name="T1">esp</text:span></text:p>
          </draw:text-box>
        </draw:frame>
        <draw:line draw:style-name="gr7" draw:text-style-name="P6" draw:layer="layout" svg:x1="4cm" svg:y1="7.05cm" svg:x2="4cm" svg:y2="8.55cm">
          <text:p/>
        </draw:line>
        <draw:line draw:style-name="gr7" draw:text-style-name="P6" draw:layer="layout" svg:x1="8cm" svg:y1="7.05cm" svg:x2="8cm" svg:y2="8.55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7.0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8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7"><text:s text:c="8"/></text:span><text:span text:style-name="T7">subl <text:s text:c="3"/>$8, %esp</text:span></text:p>
            <text:p><text:span text:style-name="T7"><text:s text:c="8"/></text:span><text:span text:style-name="T7">pushl <text:s text:c="2"/>-20(%ebp)</text:span></text:p>
            <text:p><text:span text:style-name="T7"><text:s text:c="8"/></text:span><text:span text:style-name="T7">pushl <text:s text:c="2"/>-24(%ebp)</text:span></text:p>
            <text:p><text:span text:style-name="T2"><text:s text:c="8"/></text:span><text:span text:style-name="T2">call <text:s text:c="3"/>add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3.6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8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1.55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1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10">add(d, e)</text:span><text:span text:style-name="T2">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2"/></text:span><text:span text:style-name="T2"><text:s text:c="6"/></text:span><text:span text:style-name="T2">pushl <text:s text:c="2"/>%ebp</text:span></text:p>
            <text:p><text:span text:style-name="T2"><text:s text:c="8"/></text:span><text:span text:style-name="T2">movl <text:s text:c="3"/>%esp, %ebp</text:span></text:p>
            <text:p><text:span text:style-name="T2"><text:s text:c="8"/></text:span><text:span text:style-name="T2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2"><text:s text:c="8"/></text:span><text:span text:style-name="T2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2">movl <text:s text:c="3"/>8(%ebp), %edx</text:span></text:p>
            <text:p><text:span text:style-name="T2"><text:s text:c="8"/></text:span><text:span text:style-name="T2">movl <text:s text:c="3"/>12(%ebp), %eax</text:span></text:p>
            <text:p><text:span text:style-name="T2"><text:s text:c="8"/></text:span><text:span text:style-name="T2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8.4cm" svg:height="1.841cm" svg:x="9cm" svg:y="7.5cm">
          <draw:text-box>
            <text:p><text:span text:style-name="T12">edx = 20 </text:span></text:p>
            <text:p><text:span text:style-name="T12">eax = 30</text:span></text:p>
            <text:p><text:span text:style-name="T12">eax = eax + edx = 50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6"><text:s text:c="8"/></text:span><text:span text:style-name="T6">z = x + y;</text:span></text:p>
            <text:p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2"><text:s text:c="8"/></text:span><text:span text:style-name="T2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8.4cm" svg:height="0.781cm" svg:x="9cm" svg:y="7.5cm">
          <draw:text-box>
            <text:p><text:span text:style-name="T12">eax <text:s/>= 50</text:span></text:p>
          </draw:text-box>
        </draw:frame>
        <draw:frame draw:style-name="gr18" draw:text-style-name="P1" draw:layer="layout" svg:width="9.338cm" svg:height="2.855cm" svg:x="16.862cm" svg:y="13.35cm">
          <draw:text-box>
            <text:p><text:span text:style-name="T1">Some redundant code generated here. Before “leave”. Result is in eax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2.3cm">
          <text:p/>
        </draw:line>
        <draw:line draw:style-name="gr21" draw:text-style-name="P6" draw:layer="layout" svg:x1="11.6cm" svg:y1="13.5cm" svg:x2="8.2cm" svg:y2="12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6"><text:s text:c="8"/></text:span><text:span text:style-name="T6">z = x + y;</text:span></text:p>
            <text:p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26" draw:text-style-name="P16" draw:layer="layout" svg:width="9.738cm" svg:height="7.344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7"/></text:span><text:span text:style-name="T14"><text:s/></text:span><text:span text:style-name="T14">leave # </text:span><text:span text:style-name="T15"># Set ESP to EBP, then pop EBP.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9cm" svg:y="7.5cm">
          <draw:text-box>
            <text:p><text:span text:style-name="T12">eax <text:s/>= 50</text:span></text:p>
          </draw:text-box>
        </draw:frame>
        <draw:frame draw:style-name="gr27" draw:text-style-name="P18" draw:layer="layout" svg:width="6.4cm" svg:height="1.195cm" svg:x="9.8cm" svg:y="2.4cm">
          <draw:text-box>
            <text:p><text:span text:style-name="T16">leave: step 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1.55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19" draw:layer="layout" svg:width="8.075cm" svg:height="6.081cm" svg:x="17.801cm" svg:y="0.6cm">
          <draw:text-box>
            <text:p text:style-name="P2"><text:span text:style-name="T3">int mult(int a, int b) {</text:span></text:p>
            <text:p text:style-name="P2"><text:span text:style-name="T3"><text:s text:c="8"/></text:span><text:span text:style-name="T3">int c, d = 20, e = 30, f;</text:span></text:p>
            <text:p text:style-name="P2"><text:span text:style-name="T3"><text:s text:c="8"/></text:span><text:span text:style-name="T3">f =</text:span><text:span text:style-name="T11"> </text:span><text:span text:style-name="T10">add(d, e);</text:span></text:p>
            <text:p text:style-name="P2"><text:span text:style-name="T3"><text:s text:c="8"/></text:span><text:span text:style-name="T3">c = a * b + f;</text:span></text:p>
            <text:p text:style-name="P2"><text:span text:style-name="T3"><text:s text:c="8"/></text:span><text:span text:style-name="T3">return c;</text:span></text:p>
            <text:p text:style-name="P2"><text:span text:style-name="T3">}</text:span></text:p>
            <text:p text:style-name="P2"><text:span text:style-name="T3">int add(int x, int y) {</text:span></text:p>
            <text:p text:style-name="P2"><text:span text:style-name="T3"><text:s text:c="8"/></text:span><text:span text:style-name="T3">int z; <text:s/></text:span></text:p>
            <text:p text:style-name="P2"><text:span text:style-name="T6"><text:s text:c="8"/></text:span><text:span text:style-name="T6">z = x + y;</text:span></text:p>
            <text:p text:style-name="P2"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26" draw:text-style-name="P16" draw:layer="layout" svg:width="9.738cm" svg:height="7.344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7"/></text:span><text:span text:style-name="T17"><text:s/></text:span><text:span text:style-name="T17">leave # </text:span><text:span text:style-name="T18"># Set ESP to EBP, then pop EBP.</text:span></text:p>
            <text:p><text:span text:style-name="T7"><text:s text:c="8"/></text:span><text:span text:style-name="T2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draw:frame draw:style-name="gr27" draw:text-style-name="P18" draw:layer="layout" svg:width="6.4cm" svg:height="1.195cm" svg:x="9.8cm" svg:y="2.4cm">
          <draw:text-box>
            <text:p><text:span text:style-name="T16">leave: step 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0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 </text:span><text:span text:style-name="T2">// here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8" draw:text-style-name="P16" draw:layer="layout" svg:width="9.738cm" svg:height="7.317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8"/></text:span><text:span text:style-name="T13">leave # </text:span><text:span text:style-name="T19"># Set ESP to EBP, then pop EBP.</text:span></text:p>
            <text:p><text:span text:style-name="T7"><text:s text:c="8"/></text:span><text:span text:style-name="T2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2"><text:s text:c="8"/></text:span><text:span text:style-name="T2">f = add(d, e); // here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2"><text:s text:c="8"/></text:span><text:span text:style-name="T2">addl <text:s text:c="3"/>$16, %esp</text:span></text:p>
            <text:p><text:span text:style-name="T7"><text:s text:c="8"/></text:span><text:span text:style-name="T7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8"/></text:span><text:span text:style-name="T6">f = add(d, e);</text:span></text:p>
            <text:p><text:span text:style-name="T6"><text:s text:c="8"/></text:span><text:span text:style-name="T6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20"><text:s text:c="8"/></text:span><text:span text:style-name="T20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1" draw:layer="layout" svg:width="4cm" svg:height="0.75cm" svg:x="4cm" svg:y="5.55cm">
          <text:p text:style-name="P20"><text:span text:style-name="T2">f = 50 (eax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8"/></text:span><text:span text:style-name="T6">f = add(d, e);</text:span></text:p>
            <text:p><text:span text:style-name="T2"><text:s text:c="8"/></text:span><text:span text:style-name="T2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5"/></text:span><text:span text:style-name="T2"><text:s text:c="3"/></text:span><text:span text:style-name="T2">movl <text:s text:c="3"/>8(%ebp), %eax</text:span></text:p>
            <text:p><text:span text:style-name="T2"><text:s text:c="8"/></text:span><text:span text:style-name="T2">imull <text:s text:c="2"/>12(%ebp), %eax</text:span></text:p>
            <text:p><text:span text:style-name="T2"><text:s text:c="8"/></text:span><text:span text:style-name="T2">movl <text:s text:c="3"/>%eax, %edx</text:span></text:p>
            <text:p><text:span text:style-name="T2"><text:s text:c="8"/></text:span><text:span text:style-name="T2">movl <text:s text:c="3"/>-16(%ebp), %eax</text:span></text:p>
            <text:p><text:span text:style-name="T2"><text:s text:c="8"/></text:span><text:span text:style-name="T2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8.4cm" svg:height="3.961cm" svg:x="10.6cm" svg:y="7.228cm">
          <draw:text-box>
            <text:p><text:span text:style-name="T12">eax = a </text:span></text:p>
            <text:p><text:span text:style-name="T12">eax = eax * b</text:span></text:p>
            <text:p><text:span text:style-name="T12">edx = eax </text:span></text:p>
            <text:p><text:span text:style-name="T12">eax = f</text:span></text:p>
            <text:p><text:span text:style-name="T12">eax <text:s/>= edx + eax </text:span></text:p>
            <text:p><text:span text:style-name="T21">// eax = a*b + f</text:span></text:p>
            <text:p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2"/></text:span><text:span text:style-name="T7"><text:s text:c="6"/></text:span><text:span text:style-name="T7">f = add(d, e);</text:span></text:p>
            <text:p><text:span text:style-name="T2"><text:s text:c="8"/></text:span><text:span text:style-name="T2">c = a * b + f;</text:span></text:p>
            <text:p><text:span text:style-name="T7"><text:s text:c="8"/></text:span><text:span text:style-name="T7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2"><text:s text:c="8"/></text:span><text:span text:style-name="T2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19" draw:text-style-name="P21" draw:layer="layout" svg:width="4cm" svg:height="0.75cm" svg:x="4cm" svg:y="4.8cm">
          <text:p text:style-name="P20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8.4cm" svg:height="1.311cm" svg:x="10.6cm" svg:y="7.228cm">
          <draw:text-box>
            <text:p><text:span text:style-name="T21">// eax = a*b + f</text:span></text:p>
            <text:p><text:span text:style-name="T12"/></text:p>
          </draw:text-box>
        </draw:frame>
        <draw:frame draw:style-name="gr32" draw:text-style-name="P1" draw:layer="layout" svg:width="4cm" svg:height="2.321cm" svg:x="12.2cm" svg:y="9.6cm">
          <draw:text-box>
            <text:p><text:span text:style-name="T1">Again some redundant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2.55cm">
          <text:p/>
        </draw:line>
        <draw:line draw:style-name="gr21" draw:text-style-name="P6" draw:layer="layout" svg:x1="11.6cm" svg:y1="13.5cm" svg:x2="8cm" svg:y2="0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2"/></text:span><text:span text:style-name="T7"><text:s text:c="6"/></text:span><text:span text:style-name="T7">f = add(d, e);</text:span></text:p>
            <text:p><text:span text:style-name="T2"><text:s text:c="8"/></text:span><text:span text:style-name="T2">c = a * b + f;</text:span></text:p>
            <text:p><text:span text:style-name="T7"><text:s text:c="8"/></text:span><text:span text:style-name="T7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2"><text:s text:c="8"/></text:span><text:span text:style-name="T2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19" draw:text-style-name="P21" draw:layer="layout" svg:width="4cm" svg:height="0.75cm" svg:x="4cm" svg:y="4.8cm">
          <text:p text:style-name="P20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8.4cm" svg:height="1.311cm" svg:x="10.6cm" svg:y="7.228cm">
          <draw:text-box>
            <text:p><text:span text:style-name="T21">After leave</text:span></text:p>
            <text:p><text:span text:style-name="T21">// eax = a*b + 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1" text:id="id1">Calling function (caller) </text:p>
                <text:list>
                  <text:list-item>
                    <text:p xml:id="id2" text:id="id2">Pushes arguments on stack , copies values</text:p>
                  </text:list-item>
                </text:list>
              </text:list-item>
              <text:list-item>
                <text:p xml:id="id3" text:id="id3">On call</text:p>
                <text:list>
                  <text:list-item>
                    <text:p xml:id="id4" text:id="id4">Return IP is pushed</text:p>
                  </text:list-item>
                </text:list>
              </text:list-item>
              <text:list-item>
                <text:p xml:id="id5" text:id="id5">Initially in called function (callee)</text:p>
                <text:list>
                  <text:list-item>
                    <text:p xml:id="id6" text:id="id6">Old ebp is pushed</text:p>
                  </text:list-item>
                  <text:list-item>
                    <text:p xml:id="id7" text:id="id7">ebp <text:s/>= stack</text:p>
                  </text:list-item>
                  <text:list-item>
                    <text:p xml:id="id8" text:id="id8">Stack is decremented to make space for local varia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9" text:id="id9">Before Return</text:p>
                <text:list>
                  <text:list-item>
                    <text:p xml:id="id10" text:id="id10">Ensure that result is in ‘eax</text:p>
                  </text:list-item>
                </text:list>
              </text:list-item>
              <text:list-item>
                <text:p xml:id="id11" text:id="id11">On Return</text:p>
                <text:list>
                  <text:list-item>
                    <text:p xml:id="id12" text:id="id12">stack = ebp </text:p>
                  </text:list-item>
                  <text:list-item>
                    <text:p xml:id="id13" text:id="id13">Pop ebp (ebp = old ebp)</text:p>
                  </text:list-item>
                </text:list>
              </text:list-item>
              <text:list-item>
                <text:p xml:id="id14" text:id="id14">On ‘ret’</text:p>
                <text:list>
                  <text:list-item>
                    <text:p xml:id="id15" text:id="id15">Pop ‘return IP’ and go back in old functio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16" text:id="id16">This was a demonstration for a </text:p>
                <text:list>
                  <text:list-item>
                    <text:p xml:id="id17" text:id="id17">User program, compiled with GCC, On Linux</text:p>
                  </text:list-item>
                  <text:list-item>
                    <text:p xml:id="id18" text:id="id18">Followed the conventions we discussed earlier</text:p>
                  </text:list-item>
                </text:list>
              </text:list-item>
              <text:list-item>
                <text:p xml:id="id19" text:id="id19">Applicable to </text:p>
                <text:list>
                  <text:list-item>
                    <text:p xml:id="id20" text:id="id20">C programs which work using LIFO function calls</text:p>
                  </text:list-item>
                </text:list>
              </text:list-item>
              <text:list-item>
                <text:p xml:id="id21" text:id="id21">Compiler can’t be used to generate code using this mechanism for </text:p>
                <text:list>
                  <text:list-item>
                    <text:p xml:id="id22" text:id="id22">Functions like fork(), exec(), scheduler(), etc. </text:p>
                  </text:list-item>
                  <text:list-item>
                    <text:p xml:id="id23" text:id="id23">Boot code of O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4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2:35:42.941436187</meta:creation-date>
    <dc:date>2024-01-24T10:52:56.956861084</dc:date>
    <meta:editing-duration>PT1M51S</meta:editing-duration>
    <meta:editing-cycles>2</meta:editing-cycles>
    <meta:generator>LibreOffice/6.4.7.2$Linux_X86_64 LibreOffice_project/40$Build-2</meta:generator>
    <meta:document-statistic meta:object-count="659"/>
  </office:meta>
</office:document-meta>
</file>